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aab04" officeooo:paragraph-rsid="0013c9ea"/>
    </style:style>
    <style:style style:name="P3" style:family="paragraph" style:parent-style-name="Standard">
      <style:text-properties officeooo:rsid="001aab04" officeooo:paragraph-rsid="001e4306"/>
    </style:style>
    <style:style style:name="P4" style:family="paragraph" style:parent-style-name="Standard">
      <style:text-properties officeooo:rsid="001e4306" officeooo:paragraph-rsid="001e4306"/>
    </style:style>
    <style:style style:name="P5" style:family="paragraph" style:parent-style-name="Standard">
      <style:text-properties officeooo:rsid="00284a86" officeooo:paragraph-rsid="00284a86" fo:background-color="transparent"/>
    </style:style>
    <style:style style:name="P6" style:family="paragraph" style:parent-style-name="Standard">
      <style:text-properties officeooo:rsid="0022b617" officeooo:paragraph-rsid="00267717"/>
    </style:style>
    <style:style style:name="P7" style:family="paragraph" style:parent-style-name="Standard">
      <style:text-properties officeooo:rsid="00267717" officeooo:paragraph-rsid="00267717"/>
    </style:style>
    <style:style style:name="P8" style:family="paragraph" style:parent-style-name="Standard">
      <style:text-properties officeooo:rsid="002798ca" officeooo:paragraph-rsid="002798ca"/>
    </style:style>
    <style:style style:name="P9" style:family="paragraph" style:parent-style-name="Standard">
      <style:text-properties officeooo:rsid="002798ca" officeooo:paragraph-rsid="00284a86"/>
    </style:style>
    <style:style style:name="P10" style:family="paragraph" style:parent-style-name="Standard">
      <style:text-properties officeooo:rsid="00284a86" officeooo:paragraph-rsid="00284a86"/>
    </style:style>
    <style:style style:name="T1" style:family="text">
      <style:text-properties officeooo:rsid="0020b673" fo:background-color="transparent" loext:char-shading-value="0"/>
    </style:style>
    <style:style style:name="T2" style:family="text">
      <style:text-properties fo:background-color="transparent" loext:char-shading-value="0"/>
    </style:style>
    <style:style style:name="T3" style:family="text">
      <style:text-properties officeooo:rsid="00284a86" fo:background-color="transparent" loext:char-shading-value="0"/>
    </style:style>
    <style:style style:name="T4" style:family="text">
      <style:text-properties officeooo:rsid="0020b673"/>
    </style:style>
    <style:style style:name="T5" style:family="text">
      <style:text-properties officeooo:rsid="002798ca" fo:background-color="#f5b8ee" loext:char-shading-value="0"/>
    </style:style>
    <style:style style:name="T6" style:family="text">
      <style:text-properties officeooo:rsid="00267717"/>
    </style:style>
    <style:style style:name="T7" style:family="text">
      <style:text-properties fo:font-weight="bold" officeooo:rsid="00267717" style:font-weight-asian="bold" style:font-weight-complex="bold"/>
    </style:style>
    <style:style style:name="T8" style:family="text">
      <style:text-properties fo:font-weight="normal" officeooo:rsid="00267717" style:font-weight-asian="normal" style:font-weight-complex="normal"/>
    </style:style>
    <style:style style:name="T9" style:family="text">
      <style:text-properties officeooo:rsid="002798ca"/>
    </style:style>
    <style:style style:name="T10" style:family="text">
      <style:text-properties fo:background-color="#ff99ff" loext:char-shading-value="0"/>
    </style:style>
    <style:style style:name="T11" style:family="text">
      <style:text-properties officeooo:rsid="002798ca" fo:background-color="#ff99ff" loext:char-shading-value="0"/>
    </style:style>
    <style:style style:name="T12" style:family="text">
      <style:text-properties fo:background-color="#ff99ff" loext:char-shading-value="0"/>
    </style:style>
    <style:style style:name="T13" style:family="text">
      <style:text-properties officeooo:rsid="00284a86" fo:background-color="#ff99ff" loext:char-shading-value="0"/>
    </style:style>
    <style:style style:name="T14" style:family="text">
      <style:text-properties officeooo:rsid="002869e2" fo:background-color="#ff99ff" loext:char-shading-value="0"/>
    </style:style>
    <style:style style:name="T15" style:family="text">
      <style:text-properties officeooo:rsid="002869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STEPS OF THE PALACE</text:span> BLOCKING <text:span text:style-name="T4">(begins page 78)</text:span></text:p>
      <text:p text:style-name="P2"/>
      <text:p text:style-name="P6">A bit of theory: <text:span text:style-name="T6">the whole mystery of the play regarding Cinderella is, given how rotten her home life is and how great one might imagine it being a princess, why doesn’t she leap at the chance? Why does she keep running away, even though her carriage – in this story – is </text:span><text:span text:style-name="T7">not</text:span><text:span text:style-name="T8"> turning into a pumpkin?</text:span></text:p>
      <text:p text:style-name="P6"/>
      <text:p text:style-name="P7">This song makes Cinderella’s conundrum crystal clear – “Even though they don’t care you are better off there where there’s nothing to choose and so nothing to lose.” <text:s/>In a previous song “he’s a very nice prince” she has expressed the fear “if he knew who I really am” he might change his mind and she would be the subject of <text:span text:style-name="T15">the </text:span>ridicule that her step-mother and step-sisters have always said she would <text:span text:style-name="T15">suffer</text:span>.</text:p>
      <text:p text:style-name="P7"/>
      <text:p text:style-name="P7">So what Cinderella decides is basically as old as the hills – put the dude’s “love” to the test. She <text:span text:style-name="T15">decides </text:span>if she can get him to jump through enough hoops for her that she can feel confident <text:span text:style-name="T15">that his feelings are genuine, and </text:span>it will work out as she hopes and dreams. If he gives up too easily, she will resolve herself to live happily with her rotten family, or at least wait for another day. If on the other hand he passes all her tests, she will let herself become his.</text:p>
      <text:p text:style-name="P7"/>
      <text:p text:style-name="P4">[ <text:span text:style-name="T9">Cinderella, sitting, a bit furstrated</text:span>] <text:span text:style-name="T11">He’s a very smart prince</text:span></text:p>
      <text:p text:style-name="P3"/>
      <text:p text:style-name="P3">[ <text:span text:style-name="T9">look back</text:span>] "<text:span text:style-name="T5">he’s a prince who prepares</text:span>"</text:p>
      <text:p text:style-name="P2"/>
      <text:p text:style-name="P8"><text:span text:style-name="T1">[ </text:span><text:span text:style-name="T2">strain against the pitch ] </text:span><text:span text:style-name="T12">“knowing this time I’d run from him”</text:span></text:p>
      <text:p text:style-name="P8"><text:span text:style-name="T12"/></text:p>
      <text:p text:style-name="P8"><text:span text:style-name="T1">[ </text:span><text:span text:style-name="T2">give up ] “</text:span><text:span text:style-name="T12">he spread pitch on the stairs</text:span><text:span text:style-name="T2">”</text:span></text:p>
      <text:p text:style-name="P8"><text:span text:style-name="T2"/></text:p>
      <text:p text:style-name="P8"><text:span text:style-name="T1">[ </text:span><text:span text:style-name="T2">try again ] </text:span><text:span text:style-name="T12">“I was caught unawares”</text:span></text:p>
      <text:p text:style-name="P8"><text:span text:style-name="T12"/></text:p>
      <text:p text:style-name="P8"><text:span text:style-name="T2"><text:s/></text:span><text:span text:style-name="T12">“and I thought well” </text:span><text:span text:style-name="T2">[ one shoe pops free! ] </text:span><text:span text:style-name="T12">“ he cares!”</text:span></text:p>
      <text:p text:style-name="P8"><text:span text:style-name="T12"/></text:p>
      <text:p text:style-name="P9"><text:span text:style-name="T1">[ </text:span><text:span text:style-name="T2">frees the other foot, other shoe remains stuck in pitch. ] </text:span><text:span text:style-name="T12">“this is more than just malice!”</text:span></text:p>
      <text:p text:style-name="P8"><text:span text:style-name="T12"/></text:p>
      <text:p text:style-name="P9"><text:span text:style-name="T1">[ </text:span><text:span text:style-name="T3">rise to a stance, holding one shoe</text:span><text:span text:style-name="T2"> ] </text:span><text:span text:style-name="T12">“</text:span><text:span text:style-name="T13">better stop and take stock while your standing here stuck on the steps of the palace</text:span><text:span text:style-name="T12">”</text:span></text:p>
      <text:p text:style-name="P9"><text:span text:style-name="T12"/></text:p>
      <text:p text:style-name="P9"><text:span text:style-name="T1">[ </text:span><text:span text:style-name="T3">turn to face home, SR</text:span><text:span text:style-name="T2">. ] </text:span><text:span text:style-name="T12">“</text:span><text:span text:style-name="T13">better run along home</text:span><text:span text:style-name="T12">”</text:span></text:p>
      <text:p text:style-name="P9"><text:span text:style-name="T12"/></text:p>
      <text:p text:style-name="P9"><text:span text:style-name="T1">[ </text:span><text:span text:style-name="T3">look over shoulder to imaginary prince in pursuit, SL</text:span><text:span text:style-name="T2">. ] </text:span><text:span text:style-name="T12">“</text:span><text:span text:style-name="T13">and avoid the collision</text:span><text:span text:style-name="T12">”</text:span></text:p>
      <text:p text:style-name="P9"><text:span text:style-name="T12"/></text:p>
      <text:p text:style-name="P9"><text:span text:style-name="T1">[ </text:span><text:span text:style-name="T3">look back at <text:s/>home, SR</text:span><text:span text:style-name="T2">. ] </text:span><text:span text:style-name="T12">“</text:span><text:span text:style-name="T13">even though they don’t care</text:span><text:span text:style-name="T12">”</text:span></text:p>
      <text:p text:style-name="P9"><text:span text:style-name="T12"/></text:p>
      <text:p text:style-name="P9"><text:span text:style-name="T1">[ </text:span><text:span text:style-name="T3">step forward DSC</text:span><text:span text:style-name="T2"> ] </text:span><text:span text:style-name="T12">“</text:span><text:span text:style-name="T13">you’ll be better off there</text:span><text:span text:style-name="T12">”</text:span></text:p>
      <text:p text:style-name="P9"><text:span text:style-name="T12"/></text:p>
      <text:p text:style-name="P9"><text:span text:style-name="T1">[ </text:span><text:span text:style-name="T3">sit on steps</text:span><text:span text:style-name="T2"> ] </text:span><text:span text:style-name="T12">“</text:span><text:span text:style-name="T13">where there’s nothing to choose so there’s nothing to lose</text:span><text:span text:style-name="T12">”</text:span></text:p>
      <text:p text:style-name="P9"><text:span text:style-name="T12"/></text:p>
      <text:p text:style-name="P9"><text:span text:style-name="T1">[ </text:span><text:span text:style-name="T3">try to pry up remaining shoe, straining</text:span><text:span text:style-name="T2">] </text:span><text:span text:style-name="T12">“</text:span><text:span text:style-name="T13">so you pry up your shoes...</text:span><text:span text:style-name="T12">”</text:span></text:p>
      <text:p text:style-name="P9"><text:span text:style-name="T12"/></text:p>
      <text:p text:style-name="P9"><text:soft-page-break/><text:span text:style-name="T1">[ </text:span><text:span text:style-name="T3"><text:s/>rest. Beat </text:span><text:span text:style-name="T2">] </text:span><text:span text:style-name="T12">“</text:span><text:span text:style-name="T13">then from out of the blue</text:span><text:span text:style-name="T12">”</text:span></text:p>
      <text:p text:style-name="P9"><text:span text:style-name="T1">[ </text:span><text:span text:style-name="T3"><text:s/>lie on top of steps looking at shoe </text:span><text:span text:style-name="T2">] </text:span><text:span text:style-name="T12">“</text:span><text:span text:style-name="T13">and without any guide you know what you decision is”</text:span></text:p>
      <text:p text:style-name="P9"><text:span text:style-name="T13"/></text:p>
      <text:p text:style-name="P10"><text:span text:style-name="T2">[ get up on knees ] </text:span><text:span text:style-name="T12">“which is not to decide. You’ll just leave a clue”</text:span></text:p>
      <text:p text:style-name="P10"><text:span text:style-name="T12"/></text:p>
      <text:p text:style-name="P10"><text:span text:style-name="T2">[ break the wall ] </text:span><text:span text:style-name="T12">“for example, “ </text:span><text:span text:style-name="T2">[ point to shoe ] “</text:span><text:span text:style-name="T12">a shoe”</text:span></text:p>
      <text:p text:style-name="P10"><text:span text:style-name="T12"/></text:p>
      <text:p text:style-name="P10"><text:span text:style-name="T2">[ stand up ] a</text:span><text:span text:style-name="T12">nd then see what he’ll do? </text:span><text:span text:style-name="T2">[ you really want to know. This is THE question ]</text:span></text:p>
      <text:p text:style-name="P10"><text:span text:style-name="T12"/></text:p>
      <text:p text:style-name="P5">[ rapid pointing quick: indicate him (left), then you (right), the shoe (left) ] <text:span text:style-name="T10">“now it’s he and not you that is stuck with a shoe <text:s/>… “</text:span> <text:s/>[ <text:span text:style-name="T15">make circle motion near fore</text:span>head ] “<text:span text:style-name="T14">in a stew</text:span><text:span text:style-name="T15">” </text:span><text:s/><text:span text:style-name="T15">[indicate steps ] “</text:span><text:span text:style-name="T10">in the goo … “ </text:span><text:span text:style-name="T15">[ you now understand something about your mother and father <text:s/>]</text:span><text:span text:style-name="T14"> “and you’ve learned something <text:s/>too. Something I never knew” </text:span><text:span text:style-name="T15">[ step forward slightly, raising arms ] “</text:span><text:span text:style-name="T14">on the steps of the palace!”</text:span></text:p>
      <text:p text:style-name="P5"><text:span text:style-name="T14"/></text:p>
      <text:p text:style-name="P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9T21:40:12.288585651</dc:date>
    <meta:editing-duration>PT1H2M23S</meta:editing-duration>
    <meta:editing-cycles>12</meta:editing-cycles>
    <meta:generator>LibreOffice/5.1.4.2$Linux_X86_64 LibreOffice_project/10m0$Build-2</meta:generator>
    <meta:document-statistic meta:table-count="0" meta:image-count="0" meta:object-count="0" meta:page-count="2" meta:paragraph-count="25" meta:word-count="574" meta:character-count="2919" meta:non-whitespace-character-count="2355"/>
  </office:meta>
</office:document-meta>
</file>